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8.7cm"/>
    </style:style>
    <style:style style:name="gr7" style:family="graphic" style:parent-style-name="standard">
      <style:graphic-properties draw:stroke="none" svg:stroke-color="#000000" draw:fill="none" draw:fill-color="#ffffff" fo:min-height="3.05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808080" draw:fill="none" draw:fill-color="#ffffff" fo:min-height="1.5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fo:font-size="23pt" fo:font-style="italic" fo:font-weight="normal" style:font-style-asian="normal" style:font-style-complex="normal"/>
    </style:style>
    <style:style style:name="T13" style:family="text">
      <style:text-properties style:text-position="sub 58%" fo:font-size="23pt" fo:font-style="italic" fo:font-weight="normal" style:font-style-asian="italic" style:font-style-complex="italic"/>
    </style:style>
    <style:style style:name="T14" style:family="text">
      <style:text-properties fo:font-size="24pt" fo:font-style="italic" fo:font-weight="normal" style:font-style-asian="italic" style:font-style-complex="italic"/>
    </style:style>
    <style:style style:name="T15" style:family="text">
      <style:text-properties style:text-position="0% 100%" fo:font-size="23pt" fo:font-style="italic" fo:font-weight="normal" style:font-style-asian="italic" style:font-style-complex="italic"/>
    </style:style>
    <style:style style:name="T16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7" style:family="text">
      <style:text-properties fo:font-size="24pt" fo:font-style="normal" fo:font-weight="normal" style:font-style-asian="normal" style:font-style-complex="normal"/>
    </style:style>
    <style:style style:name="T18" style:family="text">
      <style:text-properties style:text-position="sub 58%" fo:font-size="24pt" fo:font-style="italic" fo:font-weight="normal" style:font-style-asian="italic" style:font-style-complex="italic"/>
    </style:style>
    <style:style style:name="T19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0" style:family="text">
      <style:text-properties fo:font-family="Arial" style:font-style-name="Regular" style:font-family-generic="swiss" fo:font-size="24pt" fo:font-style="italic" fo:font-weight="normal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342cm" svg:height="1.283cm" svg:x="3.829cm" svg:y="10.703cm">
          <text:p><text:span text:style-name="T1">p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48cm" svg:height="0.513cm" svg:x="4.22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0.548cm" svg:height="0.512cm" svg:x="4.226cm" svg:y="8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1.342cm" svg:height="1.283cm" svg:x="3.829cm" svg:y="5.094cm">
          <text:p><text:span text:style-name="T1">l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513cm" svg:y1="3.713cm" svg:x2="4.5cm" svg:y2="5.094cm" draw:end-shape="id1" svg:d="m4513 3713-13 1381">
          <text:p/>
        </draw:connector>
        <draw:connector draw:style-name="gr3" draw:text-style-name="P2" draw:layer="layout" draw:type="line" svg:x1="4.5cm" svg:y1="6.377cm" svg:x2="4.5cm" svg:y2="8.258cm" draw:start-shape="id1" draw:start-glue-point="8" draw:end-shape="id2" draw:end-glue-point="0" svg:d="m4500 6377v1881">
          <text:p/>
        </draw:connector>
        <draw:connector draw:style-name="gr3" draw:text-style-name="P2" draw:layer="layout" draw:type="line" svg:x1="4.5cm" svg:y1="8.77cm" svg:x2="4.5cm" svg:y2="10.703cm" draw:start-shape="id2" draw:start-glue-point="2" draw:end-shape="id3" draw:end-glue-point="4" svg:d="m4500 8770v1933">
          <text:p/>
        </draw:connector>
        <draw:custom-shape draw:style-name="gr1" draw:text-style-name="P1" xml:id="id7" draw:id="id7" draw:layer="layout" svg:width="1.342cm" svg:height="1.284cm" svg:x="12.578cm" svg:y="10.703cm">
          <text:p><text:span text:style-name="T1">p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548cm" svg:height="0.513cm" svg:x="12.975cm" svg:y="3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0.548cm" svg:height="0.512cm" svg:x="12.975cm" svg:y="8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1.342cm" svg:height="1.283cm" svg:x="12.578cm" svg:y="5.095cm">
          <text:p><text:span text:style-name="T1">l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249cm" svg:y1="3.714cm" svg:x2="13.249cm" svg:y2="5.095cm" draw:start-shape="id4" draw:start-glue-point="2" draw:end-shape="id5" svg:d="m13249 3714v1381">
          <text:p/>
        </draw:connector>
        <draw:connector draw:style-name="gr3" draw:text-style-name="P2" draw:layer="layout" draw:type="line" svg:x1="13.249cm" svg:y1="6.378cm" svg:x2="13.249cm" svg:y2="8.259cm" draw:start-shape="id5" draw:start-glue-point="8" draw:end-shape="id6" draw:end-glue-point="0" svg:d="m13249 6378v1881">
          <text:p/>
        </draw:connector>
        <draw:connector draw:style-name="gr3" draw:text-style-name="P2" draw:layer="layout" draw:type="line" svg:x1="13.249cm" svg:y1="8.771cm" svg:x2="13.249cm" svg:y2="10.703cm" draw:start-shape="id6" draw:start-glue-point="2" draw:end-shape="id7" draw:end-glue-point="4" svg:d="m13249 8771v1932">
          <text:p/>
        </draw:connector>
        <draw:custom-shape draw:style-name="gr2" draw:text-style-name="P2" xml:id="id8" draw:id="id8" draw:layer="layout" svg:width="0.548cm" svg:height="0.513cm" svg:x="8.746cm" svg:y="14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1.342cm" svg:height="1.283cm" svg:x="8.349cm" svg:y="16.817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02cm" svg:y1="14.636cm" svg:x2="9.02cm" svg:y2="16.817cm" draw:start-shape="id8" draw:start-glue-point="2" draw:end-shape="id9" svg:d="m9020 14636v2181">
          <text:p/>
        </draw:connector>
        <draw:connector draw:style-name="gr3" draw:text-style-name="P2" draw:layer="layout" draw:type="line" svg:x1="4.5cm" svg:y1="11.986cm" svg:x2="9.02cm" svg:y2="14.123cm" draw:start-shape="id3" draw:start-glue-point="8" draw:end-shape="id8" draw:end-glue-point="0" svg:d="m4500 11986 4520 2137">
          <text:p/>
        </draw:connector>
        <draw:connector draw:style-name="gr3" draw:text-style-name="P2" draw:layer="layout" draw:type="line" svg:x1="13.249cm" svg:y1="11.987cm" svg:x2="9.02cm" svg:y2="14.123cm" draw:start-shape="id7" draw:start-glue-point="8" draw:end-shape="id8" draw:end-glue-point="0" svg:d="m13249 11987-4229 2136">
          <text:p/>
        </draw:connector>
        <draw:custom-shape draw:style-name="gr2" draw:text-style-name="P2" xml:id="id10" draw:id="id10" draw:layer="layout" svg:width="0.548cm" svg:height="0.513cm" svg:x="8.746cm" svg:y="20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02cm" svg:y1="18.1cm" svg:x2="9.02cm" svg:y2="20.224cm" draw:start-shape="id9" draw:start-glue-point="8" draw:end-shape="id10" draw:end-glue-point="0" svg:d="m9020 18100v2124">
          <text:p/>
        </draw:connector>
        <draw:connector draw:style-name="gr4" draw:text-style-name="P4" draw:layer="layout" draw:type="curve" svg:x1="4.774cm" svg:y1="3.456cm" svg:x2="5.171cm" svg:y2="5.736cm" draw:start-shape="id11" draw:start-glue-point="1" draw:end-shape="id1" draw:end-glue-point="10" svg:d="m4774 3456c1347 0 1148 2280 397 2280">
          <text:p/>
        </draw:connector>
        <draw:connector draw:style-name="gr4" draw:text-style-name="P4" draw:layer="layout" draw:type="curve" svg:x1="4.774cm" svg:y1="8.514cm" svg:x2="5.171cm" svg:y2="11.345cm" draw:start-shape="id2" draw:start-glue-point="1" draw:end-shape="id3" draw:end-glue-point="10" svg:d="m4774 8514c1347 0 1148 2831 397 2831">
          <text:p/>
        </draw:connector>
        <draw:connector draw:style-name="gr4" draw:text-style-name="P4" draw:layer="layout" draw:type="curve" svg:x1="13.523cm" svg:y1="3.457cm" svg:x2="13.92cm" svg:y2="5.737cm" draw:start-shape="id4" draw:start-glue-point="1" draw:end-shape="id5" draw:end-glue-point="10" svg:d="m13523 3457c1347 0 1148 2280 397 2280">
          <text:p/>
        </draw:connector>
        <draw:connector draw:style-name="gr4" draw:text-style-name="P4" draw:layer="layout" draw:type="curve" svg:x1="13.523cm" svg:y1="8.515cm" svg:x2="13.92cm" svg:y2="11.345cm" draw:start-shape="id6" draw:start-glue-point="1" draw:end-shape="id7" draw:end-glue-point="10" svg:d="m13523 8515c1347 0 1148 2830 397 2830">
          <text:p/>
        </draw:connector>
        <draw:connector draw:style-name="gr5" draw:text-style-name="P4" draw:layer="layout" draw:type="curve" svg:x1="8.746cm" svg:y1="20.48cm" svg:x2="8.349cm" svg:y2="17.459cm" draw:start-shape="id10" draw:start-glue-point="3" draw:end-shape="id9" draw:end-glue-point="6" svg:d="m8746 20480c-1347 0-1148-3021-397-3021">
          <text:p/>
        </draw:connector>
        <draw:connector draw:style-name="gr4" draw:text-style-name="P4" draw:layer="layout" draw:type="curve" svg:x1="9.294cm" svg:y1="14.379cm" svg:x2="9.691cm" svg:y2="17.459cm" draw:start-shape="id8" draw:start-glue-point="1" draw:end-shape="id9" draw:end-glue-point="10" svg:d="m9294 14379c1347 0 1148 3080 397 3080">
          <text:p/>
        </draw:connector>
        <draw:connector draw:style-name="gr5" draw:text-style-name="P4" draw:layer="layout" draw:type="curve" svg:x1="9.02cm" svg:y1="14.123cm" svg:x2="12.578cm" svg:y2="11.345cm" draw:start-shape="id8" draw:start-glue-point="0" draw:end-shape="id7" draw:end-glue-point="6" svg:d="m9020 14123c0-1852 1186-2778 3558-2778">
          <text:p/>
        </draw:connector>
        <draw:connector draw:style-name="gr5" draw:text-style-name="P4" draw:layer="layout" draw:type="curve" svg:x1="4.226cm" svg:y1="8.514cm" svg:x2="3.829cm" svg:y2="5.736cm" draw:start-shape="id2" draw:start-glue-point="3" draw:end-shape="id1" draw:end-glue-point="6" svg:d="m4226 8514c-1347 0-1148-2778-397-2778">
          <text:p/>
        </draw:connector>
        <draw:connector draw:style-name="gr5" draw:text-style-name="P4" draw:layer="layout" draw:type="curve" draw:line-skew="-0.318cm" svg:x1="12.975cm" svg:y1="8.515cm" svg:x2="12.597cm" svg:y2="5.738cm" draw:start-shape="id6" draw:start-glue-point="3" svg:d="m12975 8515c-1228 0-1039-2777-378-2777">
          <text:p/>
        </draw:connector>
        <draw:connector draw:style-name="gr5" draw:text-style-name="P4" draw:layer="layout" draw:type="curve" svg:x1="8.746cm" svg:y1="14.379cm" svg:x2="4.025cm" svg:y2="11.798cm" draw:start-shape="id8" draw:start-glue-point="3" draw:end-shape="id3" draw:end-glue-point="7" svg:d="m8746 14379c-3148 0-4721-860-4721-2581">
          <text:p/>
        </draw:connector>
        <draw:frame draw:style-name="gr6" draw:text-style-name="P5" draw:layer="layout" svg:width="16.2cm" svg:height="18.95cm" svg:x="2cm" svg:y="1.8cm">
          <draw:text-box>
            <text:p><text:span text:style-name="T4">N </text:span><text:span text:style-name="T5">(</text:span><text:span text:style-name="T4">l</text:span><text:span text:style-name="T3">i</text:span><text:span text:style-name="T6">;</text:span><text:span text:style-name="T7"> </text:span><text:span text:style-name="T8">μ</text:span><text:span text:style-name="T9">i</text:span><text:span text:style-name="T10">,</text:span><text:span text:style-name="T8"> σ</text:span><text:span text:style-name="T9">i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l</text:span><text:span text:style-name="T13">j</text:span><text:span text:style-name="T6">;</text:span><text:span text:style-name="T7"> </text:span><text:span text:style-name="T8">μ</text:span><text:span text:style-name="T9">j</text:span><text:span text:style-name="T10">,</text:span><text:span text:style-name="T8"> σ</text:span><text:span text:style-name="T9">j</text:span><text:span text:style-name="T11">2</text:span><text:span text:style-name="T5">)</text:span></text:p>
          </draw:text-box>
        </draw:frame>
        <draw:frame draw:style-name="gr7" draw:text-style-name="P5" draw:layer="layout" svg:width="18.5cm" svg:height="3.3cm" svg:x="5.3cm" svg:y="7.6cm">
          <draw:text-box>
            <text:p><text:span text:style-name="T14"><text:s/></text:span><text:span text:style-name="T4">N </text:span><text:span text:style-name="T5">(</text:span><text:span text:style-name="T4">p</text:span><text:span text:style-name="T3">i</text:span><text:span text:style-name="T6">;</text:span><text:span text:style-name="T7"> </text:span><text:span text:style-name="T15">l</text:span><text:span text:style-name="T3">i</text:span><text:span text:style-name="T10">,</text:span><text:span text:style-name="T8"> β</text:span><text:span text:style-name="T11">2</text:span><text:span text:style-name="T5">) </text:span><text:span text:style-name="T12"><text:s text:c="18"/></text:span><text:span text:style-name="T4">N </text:span><text:span text:style-name="T5">(</text:span><text:span text:style-name="T4">p</text:span><text:span text:style-name="T3">j</text:span><text:span text:style-name="T6">;</text:span><text:span text:style-name="T7"> </text:span><text:span text:style-name="T15">l</text:span><text:span text:style-name="T3">j</text:span><text:span text:style-name="T10">,</text:span><text:span text:style-name="T8"> β</text:span><text:span text:style-name="T11">2</text:span><text:span text:style-name="T5">)</text:span><text:span text:style-name="T12"> </text:span></text:p>
          </draw:text-box>
        </draw:frame>
        <draw:frame draw:style-name="gr8" draw:text-style-name="P5" draw:layer="layout" svg:width="6.9cm" svg:height="1.75cm" svg:x="10.4cm" svg:y="13.65cm">
          <draw:text-box>
            <text:p><text:span text:style-name="T16">δ </text:span><text:span text:style-name="T17">(</text:span><text:span text:style-name="T14"> d</text:span><text:span text:style-name="T18"> <text:s/></text:span><text:span text:style-name="T14">= </text:span><text:span text:style-name="T1">p</text:span><text:span text:style-name="T2">i</text:span><text:span text:style-name="T18"> </text:span><text:span text:style-name="T17">-</text:span><text:span text:style-name="T14"> </text:span><text:span text:style-name="T1">p</text:span><text:span text:style-name="T2">j</text:span><text:span text:style-name="T18"> <text:s/></text:span><text:span text:style-name="T19">)</text:span><text:span text:style-name="T18"> </text:span><text:span text:style-name="T12"><text:s/></text:span></text:p>
          </draw:text-box>
        </draw:frame>
        <draw:frame draw:style-name="gr9" draw:layer="layout" svg:width="1cm" svg:height="1.75cm" svg:x="10.5cm" svg:y="15.3cm">
          <draw:text-box>
            <text:p>1</text:p>
          </draw:text-box>
        </draw:frame>
        <draw:frame draw:style-name="gr8" draw:layer="layout" svg:width="1.2cm" svg:height="1.75cm" svg:x="6.7cm" svg:y="18.5cm">
          <draw:text-box>
            <text:p>2</text:p>
          </draw:text-box>
        </draw:frame>
        <draw:frame draw:style-name="gr8" draw:text-style-name="P5" draw:layer="layout" svg:width="6.9cm" svg:height="1.75cm" svg:x="9.8cm" svg:y="19.85cm">
          <draw:text-box>
            <text:p><text:span text:style-name="T16">δ </text:span><text:span text:style-name="T17">(</text:span><text:span text:style-name="T14"> d &gt;</text:span><text:span text:style-name="T18"> </text:span><text:span text:style-name="T14"><text:s/></text:span><text:span text:style-name="T20">ε</text:span><text:span text:style-name="T18"> <text:s/></text:span><text:span text:style-name="T19">)</text:span><text:span text:style-name="T18"> </text:span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4cm" fo:page-height="2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ngbo Guo</meta:initial-creator>
    <meta:creation-date>2009-09-23T14:38:48.41</meta:creation-date>
    <dc:date>2012-06-24T22:08:16.07</dc:date>
    <meta:editing-duration>PT16H53M51S</meta:editing-duration>
    <meta:editing-cycles>87</meta:editing-cycles>
    <meta:generator>OpenOffice.org/3.4$Win32 OpenOffice.org_project/340m1$Build-9590</meta:generator>
    <meta:document-statistic meta:object-count="37"/>
  </office:meta>
</office:document-meta>
</file>